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2.341cm" fo:margin-right="0cm" fo:text-indent="0cm" style:auto-text-indent="false"/>
    </style:style>
    <style:style style:name="P10" style:family="paragraph" style:parent-style-name="List">
      <style:paragraph-properties fo:margin-left="2.999cm" fo:margin-right="0cm" fo:text-indent="-0.654cm" style:auto-text-indent="false">
        <style:tab-stops>
          <style:tab-stop style:position="0.665cm"/>
        </style:tab-stops>
      </style:paragraph-properties>
    </style:style>
    <style:style style:name="P11" style:family="paragraph" style:parent-style-name="List">
      <style:paragraph-properties fo:margin-top="0cm" fo:margin-bottom="0.212cm" fo:background-color="transparent">
        <style:background-image/>
      </style:paragraph-properties>
    </style:style>
    <style:style style:name="P12" style:family="paragraph" style:parent-style-name="Contents_20_1">
      <style:paragraph-properties>
        <style:tab-stops>
          <style:tab-stop style:position="0cm"/>
          <style:tab-stop style:position="3cm"/>
        </style:tab-stops>
      </style:paragraph-properties>
    </style:style>
    <style:style style:name="P13" style:family="paragraph" style:parent-style-name="Contents_20_2">
      <style:paragraph-properties>
        <style:tab-stops>
          <style:tab-stop style:position="0cm"/>
        </style:tab-stops>
      </style:paragraph-properties>
    </style:style>
    <style:style style:name="P14" style:family="paragraph" style:parent-style-name="Standard" style:master-page-name="Index">
      <style:paragraph-properties style:page-number="auto"/>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P18"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5"/>
      <text:p text:style-name="P7">version 2.1.1</text:p>
      <text:p text:style-name="P6">Mobile Devices Configuration Guide</text:p>
      <text:p text:style-name="P3"/>
      <text:p text:style-name="P14">Copyright © <text:s/>2009-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1.1 – November 2013</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1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Chapter 1<text:tab/>About this Guide <text:s text:c="2"/><text:tab/>2</text:p>
          <text:p text:style-name="P12">Chapter 2<text:tab/>Introduction <text:s text:c="2"/><text:tab/>3</text:p>
          <text:p text:style-name="P12">Chapter 3<text:tab/>Installation <text:s text:c="2"/><text:tab/>4</text:p>
          <text:p text:style-name="P13">Funambol SyncML Client <text:s text:c="2"/><text:tab/>4</text:p>
          <text:p text:style-name="P13">NextHaus SyncJe <text:s text:c="2"/><text:tab/>4</text:p>
          <text:p text:style-name="P13">Synthesis SyncML Client <text:s text:c="2"/><text:tab/>5</text:p>
          <text:p text:style-name="P12">Chapter 4<text:tab/>Configuration <text:s text:c="2"/><text:tab/>6</text:p>
          <text:p text:style-name="P13">Funambol SyncML Client <text:s text:c="2"/><text:tab/>6</text:p>
          <text:p text:style-name="P13">NextHaus SyncJe <text:s text:c="2"/><text:tab/>7</text:p>
          <text:p text:style-name="P13">Synthesis SyncML Client <text:s text:c="2"/><text:tab/>8</text:p>
          <text:p text:style-name="P13">Apple iOS — Calendars <text:s text:c="2"/><text:tab/>10</text:p>
          <text:p text:style-name="P13">Apple iOS — Contacts <text:s text:c="2"/><text:tab/>10</text:p>
          <text:p text:style-name="P12">Chapter 5<text:tab/>Additional Information <text:s text:c="2"/><text:tab/>11</text:p>
          <text:p text:style-name="P12">Chapter 6<text:tab/>Commercial Support and Contact Information <text:s text:c="2"/><text:tab/>12</text:p>
        </text:index-body>
      </text:table-of-content>
      <text:p text:style-name="Standard"/>
      <text:h text:style-name="P15"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iPod touch, and iPad).</text:p>
      <text:p text:style-name="Standard">The instructions are based on version 2.1.1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6"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6"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9">❏<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9">❏<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P2"/>
      <text:p text:style-name="Standard">Once completed, you must restart the device by removing its battery for a couple of seconds. If <text:soft-page-break/>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text:soft-page-break/></text:p>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text:soft-page-break/>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h text:style-name="P17" text:outline-level="2">Apple iOS — Calendars</text:h>
      <text:p text:style-name="Standard">Starting from iOS 3, Apple has added CalDAV support to the calendar application included in the iPhone/iPod/iPad.</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tab/>Choose <text:span text:style-name="T2">Add CalDAV Account</text:span></text:p>
      <text:p text:style-name="List">❏<text:tab/>Specify the <text:span text:style-name="T2">Server</text:span>, the URL should be<text:line-break/><text:span text:style-name="Code_20__28_inline_29_">http://sogo.domain.com/SOGo/dav/&lt;username&gt;</text:span></text:p>
      <text:p text:style-name="P8"/>
      <text:p text:style-name="Standard">On iOS 3.1.2 and later,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Standard">Note that other options (<text:span text:style-name="T2">Events 2 Weeks Back</text:span>, etc.) do not work right now.</text:p>
      <text:h text:style-name="Heading_20_2" text:outline-level="2">Apple iOS — Contacts</text:h>
      <text:p text:style-name="Standard">If you want to synchronize contacts with your Apple mobile device, use the native address book application with SOGo using the CardDAV protocol. To configure the address book application so it works with SOGo, create a new CardDAV account and specify your server name. In the <text:span text:style-name="Keyword">Advanced Settings</text:span>, set the port to 8800.</text:p>
      <text:p text:style-name="Standard">On iOS prior to version 4, you must install the Funambol client and configure the <text:span text:style-name="T6">sogo-card</text:span> source.</text:p>
      <text:p text:style-name="Standard"/>
      <text:h text:style-name="P16"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9-2013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08-10-24T09:42:32</meta:creation-date>
    <meta:editing-cycles>112</meta:editing-cycles>
    <meta:editing-duration>PT4H58M22S</meta:editing-duration>
    <dc:date>2013-11-19T13:11:15</dc:date>
    <meta:document-statistic meta:table-count="0" meta:image-count="2" meta:object-count="0" meta:page-count="14" meta:paragraph-count="154" meta:word-count="2005" meta:character-count="12746"/>
    <meta:user-defined meta:name="Info 1"/>
    <meta:user-defined meta:name="Info 2"/>
    <meta:user-defined meta:name="Info 3"/>
    <meta:user-defined meta:name="Info 4"/>
  </office:meta>
</office:document-meta>
</file>